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mory mapping for layer of GRBL on Digini 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Base Address of the memory</text:p>
          </table:table-cell>
          <table:table-cell table:number-columns-repeated="2"/>
          <table:table-cell table:formula="of:=8*1024*1024" office:value-type="float" office:value="8388608" calcext:value-type="float">
            <text:p>8388608</text:p>
          </table:table-cell>
          <table:table-cell table:style-name="ce1" table:formula="of:= DEC2HEX(HEX2DEC(&quot;C0000000&quot;))" office:value-type="string" office:string-value="C0000000" calcext:value-type="string">
            <text:p>C0000000</text:p>
          </table:table-cell>
          <table:table-cell table:formula="of:=DEC2HEX(((HEX2DEC([.E3])+[.D3]) - 1))" office:value-type="string" office:string-value="C07FFFFF" calcext:value-type="string">
            <text:p>C07FFFFF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yer 1</text:p>
          </table:table-cell>
          <table:table-cell office:value-type="string" calcext:value-type="string">
            <text:p>Background display</text:p>
          </table:table-cell>
          <table:table-cell/>
          <table:table-cell office:value-type="float" office:value="261120" calcext:value-type="float">
            <text:p>261120</text:p>
          </table:table-cell>
          <table:table-cell table:formula="of:=+[.E3]" office:value-type="string" office:string-value="C0000000" calcext:value-type="string">
            <text:p>C0000000</text:p>
          </table:table-cell>
          <table:table-cell table:formula="of:=DEC2HEX(((HEX2DEC([.E6])+[.D6]) - 1))" office:value-type="string" office:string-value="C003FBFF" calcext:value-type="string">
            <text:p>C003FBFF</text:p>
          </table:table-cell>
          <table:table-cell/>
          <table:table-cell office:value-type="string" calcext:value-type="string">
            <text:p>RGB565</text:p>
          </table:table-cell>
        </table:table-row>
        <table:table-row table:style-name="ro1">
          <table:table-cell office:value-type="string" calcext:value-type="string">
            <text:p>Layer 2</text:p>
          </table:table-cell>
          <table:table-cell office:value-type="string" calcext:value-type="string">
            <text:p>Foreground display</text:p>
          </table:table-cell>
          <table:table-cell/>
          <table:table-cell office:value-type="float" office:value="522240" calcext:value-type="float">
            <text:p>522240</text:p>
          </table:table-cell>
          <table:table-cell table:formula="of:=DEC2HEX(HEX2DEC([.F6])+1)" office:value-type="string" office:string-value="C003FC00" calcext:value-type="string">
            <text:p>C003FC00</text:p>
          </table:table-cell>
          <table:table-cell table:formula="of:=DEC2HEX(((HEX2DEC([.E7])+[.D7]) - 1))" office:value-type="string" office:string-value="C00BF3FF" calcext:value-type="string">
            <text:p>C00BF3FF</text:p>
          </table:table-cell>
          <table:table-cell/>
          <table:table-cell office:value-type="string" calcext:value-type="string">
            <text:p>ARGB8888</text:p>
          </table:table-cell>
        </table:table-row>
        <table:table-row table:style-name="ro1">
          <table:table-cell office:value-type="string" calcext:value-type="string">
            <text:p>Layer 3</text:p>
          </table:table-cell>
          <table:table-cell office:value-type="string" calcext:value-type="string">
            <text:p>Background construction</text:p>
          </table:table-cell>
          <table:table-cell/>
          <table:table-cell office:value-type="float" office:value="261120" calcext:value-type="float">
            <text:p>261120</text:p>
          </table:table-cell>
          <table:table-cell table:formula="of:=DEC2HEX(HEX2DEC([.F7])+1)" office:value-type="string" office:string-value="C00BF400" calcext:value-type="string">
            <text:p>C00BF400</text:p>
          </table:table-cell>
          <table:table-cell table:formula="of:=DEC2HEX(((HEX2DEC([.E8])+[.D8]) - 1))" office:value-type="string" office:string-value="C00FEFFF" calcext:value-type="string">
            <text:p>C00FEFFF</text:p>
          </table:table-cell>
          <table:table-cell/>
          <table:table-cell office:value-type="string" calcext:value-type="string">
            <text:p>RGB565</text:p>
          </table:table-cell>
        </table:table-row>
        <table:table-row table:style-name="ro1">
          <table:table-cell office:value-type="string" calcext:value-type="string">
            <text:p>Layer 4</text:p>
          </table:table-cell>
          <table:table-cell office:value-type="string" calcext:value-type="string">
            <text:p>Foreground construction</text:p>
          </table:table-cell>
          <table:table-cell/>
          <table:table-cell office:value-type="float" office:value="522240" calcext:value-type="float">
            <text:p>522240</text:p>
          </table:table-cell>
          <table:table-cell table:formula="of:=DEC2HEX(HEX2DEC([.F8])+1)" office:value-type="string" office:string-value="C00FF000" calcext:value-type="string">
            <text:p>C00FF000</text:p>
          </table:table-cell>
          <table:table-cell table:formula="of:=DEC2HEX(((HEX2DEC([.E9])+[.D9]) - 1))" office:value-type="string" office:string-value="C017E7FF" calcext:value-type="string">
            <text:p>C017E7FF</text:p>
          </table:table-cell>
          <table:table-cell/>
          <table:table-cell office:value-type="string" calcext:value-type="string">
            <text:p>ARGB8888</text:p>
          </table:table-cell>
        </table:table-row>
        <table:table-row table:style-name="ro1">
          <table:table-cell office:value-type="string" calcext:value-type="string">
            <text:p>Layer 5</text:p>
          </table:table-cell>
          <table:table-cell office:value-type="string" calcext:value-type="string">
            <text:p>Foreground sliding page</text:p>
          </table:table-cell>
          <table:table-cell/>
          <table:table-cell office:value-type="float" office:value="522240" calcext:value-type="float">
            <text:p>522240</text:p>
          </table:table-cell>
          <table:table-cell table:formula="of:=DEC2HEX(HEX2DEC([.F9])+1)" office:value-type="string" office:string-value="C017E800" calcext:value-type="string">
            <text:p>C017E800</text:p>
          </table:table-cell>
          <table:table-cell table:formula="of:=DEC2HEX(((HEX2DEC([.E10])+[.D10]) - 1))" office:value-type="string" office:string-value="C01FDFFF" calcext:value-type="string">
            <text:p>C01FDFFF</text:p>
          </table:table-cell>
          <table:table-cell/>
          <table:table-cell office:value-type="string" calcext:value-type="string">
            <text:p>ARGB8888</text:p>
          </table:table-cell>
        </table:table-row>
        <table:table-row table:style-name="ro1">
          <table:table-cell/>
          <table:table-cell office:value-type="string" calcext:value-type="string">
            <text:p>Touchscreen layer</text:p>
          </table:table-cell>
          <table:table-cell/>
          <table:table-cell office:value-type="float" office:value="130560" calcext:value-type="float">
            <text:p>130560</text:p>
          </table:table-cell>
          <table:table-cell table:formula="of:=DEC2HEX(HEX2DEC([.F10])+1)" office:value-type="string" office:string-value="C01FE000" calcext:value-type="string">
            <text:p>C01FE000</text:p>
          </table:table-cell>
          <table:table-cell table:formula="of:=DEC2HEX(((HEX2DEC([.E11])+[.D11]) - 1))" office:value-type="string" office:string-value="C021DDFF" calcext:value-type="string">
            <text:p>C021DDFF</text:p>
          </table:table-cell>
          <table:table-cell/>
          <table:table-cell office:value-type="string" calcext:value-type="string">
            <text:p>L8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 memory pointer for raw skin data</text:p>
          </table:table-cell>
          <table:table-cell/>
          <table:table-cell table:formula="of:=(HEX2DEC([.F13])+1)-HEX2DEC([.E13])" office:value-type="float" office:value="5906944" calcext:value-type="float">
            <text:p>5906944</text:p>
          </table:table-cell>
          <table:table-cell table:formula="of:=DEC2HEX(HEX2DEC([.F11])+1)" office:value-type="string" office:string-value="C021DE00" calcext:value-type="string">
            <text:p>C021DE00</text:p>
          </table:table-cell>
          <table:table-cell table:formula="of:=DEC2HEX(HEX2DEC([.E15])-1)" office:value-type="string" office:string-value="C07BFFFF" calcext:value-type="string">
            <text:p>C07BFFFF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256K reserved for database Skin Info</text:p>
          </table:table-cell>
          <table:table-cell/>
          <table:table-cell office:value-type="float" office:value="262144" calcext:value-type="float">
            <text:p>262144</text:p>
          </table:table-cell>
          <table:table-cell table:formula="of:=DEC2HEX((HEX2DEC([.F3])+1) - [.D15])" office:value-type="string" office:string-value="C07C0000" calcext:value-type="string">
            <text:p>C07C0000</text:p>
          </table:table-cell>
          <table:table-cell table:formula="of:=[.F3]" office:value-type="string" office:string-value="C07FFFFF" calcext:value-type="string">
            <text:p>C07FFFF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9" number:title="User-defined">
      <number:day/>
      <number:year/>
      <number:text>C2</number:text>
      <number:hours/>
      <number:year/>
      <number:text>X()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2T08:11:24.741000000</meta:creation-date>
    <dc:date>2021-02-12T08:41:09.354000000</dc:date>
    <meta:editing-duration>PT18M43S</meta:editing-duration>
    <meta:editing-cycles>3</meta:editing-cycles>
    <meta:generator>LibreOffice/6.4.1.2$Windows_X86_64 LibreOffice_project/4d224e95b98b138af42a64d84056446d09082932</meta:generator>
    <meta:document-statistic meta:table-count="1" meta:cell-count="52" meta:object-count="0"/>
  </office:meta>
</office:document-meta>
</file>